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24-01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23-01-2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22-01-24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21-01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20-01-07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19-01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18-01-2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17-01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9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8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7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7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7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7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04601</text:p>
          </table:table-cell>
          <table:table-cell office:value-type="string" calcext:value-type="string">
            <text:p>196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